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, 'Helvetica Neue', Helvetica, Arial, sans-serif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verdana" fo:font-size="6.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verdana" fo:font-size="6.5pt" fo:letter-spacing="normal" fo:font-style="normal" fo:font-weight="bold"/>
    </style:style>
    <style:style style:name="T1" style:family="text">
      <style:text-properties fo:font-variant="normal" fo:text-transform="none" fo:color="#000000" loext:opacity="100%" style:font-name="verdana" fo:font-size="7pt" fo:letter-spacing="normal" fo:font-style="normal" fo:font-weight="bold"/>
    </style:style>
    <style:style style:name="T2" style:family="text">
      <style:text-properties fo:font-variant="normal" fo:text-transform="none" fo:color="#000000" loext:opacity="100%" style:font-name="verdana" fo:font-size="6.5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verdana" fo:font-size="6.5pt" fo:letter-spacing="normal" fo:font-style="normal" fo:font-weight="bold"/>
    </style:style>
    <style:style style:name="T4" style:family="text">
      <style:text-properties fo:font-variant="normal" fo:text-transform="none" fo:color="#000000" loext:opacity="100%" style:font-name="verdana" fo:font-size="6.5pt" fo:letter-spacing="normal" fo:font-style="italic" fo:font-weight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verdana" fo:font-size="7pt" fo:letter-spacing="normal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verdana" fo:font-size="6.5pt" fo:letter-spacing="norm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verdana" fo:font-size="6.5pt" fo:letter-spacing="normal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font-size="7pt" fo:font-style="normal" fo:font-weight="bold"/>
    </style:style>
    <style:style style:name="T9" style:family="text">
      <style:text-properties fo:font-variant="normal" fo:text-transform="none" fo:color="#003969" loext:opacity="100%" style:font-name="verdana" fo:letter-spacing="normal" fo:font-style="normal" fo:font-weight="bold" loext:padding-left="0cm" loext:padding-right="0cm" loext:padding-top="0cm" loext:padding-bottom="0.053cm" loext:border-left="none" loext:border-right="none" loext:border-top="none" loext:border-bottom="0.06pt solid #c5c9c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4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DLL 5: </text:span></text:span><text:a xlink:type="simple" xlink:href="https://lernen.goethe.de/moodle/mod/glossary/showentry.php?eid=2290869&amp;displayformat=dictionary" text:style-name="Internet_20_link" text:visited-style-name="Visited_20_Internet_20_Link"><text:span text:style-name="Strong_20_Emphasis"><text:span text:style-name="T5">Lehr- und Lernmedien</text:span></text:span></text:a></text:p>
      <text:p text:style-name="P2"><text:span text:style-name="Strong_20_Emphasis"><text:span text:style-name="T8"/></text:span></text:p>
      <text:p text:style-name="P2"><text:span text:style-name="T2">Im Sprachunterricht begleiten </text:span><text:a xlink:type="simple" xlink:href="https://lernen.goethe.de/moodle/mod/glossary/showentry.php?eid=2290869&amp;displayformat=dictionary" text:style-name="Internet_20_link" text:visited-style-name="Visited_20_Internet_20_Link"><text:span text:style-name="T6">Lehr- und Lernmedien</text:span></text:a><text:span text:style-name="T2"> den Lernprozess von Anfang an. Die Vielzahl der </text:span><text:a xlink:type="simple" xlink:href="https://lernen.goethe.de/moodle/mod/glossary/showentry.php?eid=2290797&amp;displayformat=dictionary" text:style-name="Internet_20_link" text:visited-style-name="Visited_20_Internet_20_Link"><text:span text:style-name="T6">Medien</text:span></text:a><text:span text:style-name="T2"> macht Kommunikation möglich, wie sie für viele Lernende auch außerhalb des Klassenzimmers Realität ist. Es ist wichtig, dass Lehrkräfte </text:span><text:a xlink:type="simple" xlink:href="https://lernen.goethe.de/moodle/mod/glossary/showentry.php?eid=2290869&amp;displayformat=dictionary" text:style-name="Internet_20_link" text:visited-style-name="Visited_20_Internet_20_Link"><text:span text:style-name="T6">Lehr- und Lernmedien</text:span></text:a><text:span text:style-name="T2"> für ihre </text:span><text:a xlink:type="simple" xlink:href="https://lernen.goethe.de/moodle/mod/glossary/showentry.php?eid=2290845&amp;displayformat=dictionary" text:style-name="Internet_20_link" text:visited-style-name="Visited_20_Internet_20_Link"><text:span text:style-name="T6">Zielgruppe</text:span></text:a><text:span text:style-name="T2"> auswählen und didaktisieren können und dass sie wissen, wie man </text:span><text:a xlink:type="simple" xlink:href="https://lernen.goethe.de/moodle/mod/glossary/showentry.php?eid=2290848&amp;displayformat=dictionary" text:style-name="Internet_20_link" text:visited-style-name="Visited_20_Internet_20_Link"><text:span text:style-name="T6">Zusatzmaterialien</text:span></text:a><text:span text:style-name="T2"> für den eigenen Unterricht adaptieren kann.</text:span></text:p>
      <text:p text:style-name="P2"/>
      <text:p text:style-name="P2"><text:span text:style-name="T2">Die Einheit 5 der Reihe </text:span><text:span text:style-name="Emphasis"><text:span text:style-name="T4">Deutsch Lehren Lernen</text:span></text:span><text:span text:style-name="T2"> geht folgenden Fragen nach:</text:span></text:p>
      <text:list text:style-name="L1">
        <text:list-item>
          <text:p text:style-name="P3"><text:bookmark text:name="yui_3_17_2_4_1698495324197_314"/><text:span text:style-name="T2">Welche </text:span><text:a xlink:type="simple" xlink:href="https://lernen.goethe.de/moodle/mod/glossary/showentry.php?eid=2290869&amp;displayformat=dictionary" text:style-name="Internet_20_link" text:visited-style-name="Visited_20_Internet_20_Link"><text:span text:style-name="T6">Lehr- und Lernmedien</text:span></text:a><text:span text:style-name="T2"> können den Unterricht bereichern?</text:span></text:p>
        </text:list-item>
        <text:list-item>
          <text:p text:style-name="P3"><text:bookmark text:name="yui_3_17_2_4_1698495324197_313"/><text:span text:style-name="T2">Wie sind </text:span><text:a xlink:type="simple" xlink:href="https://lernen.goethe.de/moodle/mod/glossary/showentry.php?eid=2290782&amp;displayformat=dictionary" text:style-name="Internet_20_link" text:visited-style-name="Visited_20_Internet_20_Link"><text:span text:style-name="T6">Lehrwerke</text:span></text:a><text:span text:style-name="T2"> aufgebaut und wie didaktisiert man Texte für spezifische Zielgruppen?</text:span></text:p>
        </text:list-item>
        <text:list-item>
          <text:p text:style-name="P3"><text:bookmark text:name="yui_3_17_2_4_1698495324197_315"/><text:span text:style-name="T2">Welche Rolle spielen die digitalen </text:span><text:a xlink:type="simple" xlink:href="https://lernen.goethe.de/moodle/mod/glossary/showentry.php?eid=2290797&amp;displayformat=dictionary" text:style-name="Internet_20_link" text:visited-style-name="Visited_20_Internet_20_Link"><text:span text:style-name="T6">Medien</text:span></text:a><text:span text:style-name="T2"> beim Sprachenlernen und wie verändert sich das Sprachenlernen durch die Nutzung sozialer </text:span><text:a xlink:type="simple" xlink:href="https://lernen.goethe.de/moodle/mod/glossary/showentry.php?eid=2290797&amp;displayformat=dictionary" text:style-name="Internet_20_link" text:visited-style-name="Visited_20_Internet_20_Link"><text:span text:style-name="T6">Medien</text:span></text:a><text:span text:style-name="T2">?</text:span></text:p>
        </text:list-item>
      </text:list>
      <text:p text:style-name="P4"><text:span text:style-name="T2"/></text:p>
      <text:p text:style-name="P4"><text:span text:style-name="T2"/></text:p>
      <text:p text:style-name="P1"><text:span text:style-name="Strong_20_Emphasis"><text:span text:style-name="T9">INHALT </text:span></text:span></text:p>
      <text:p text:style-name="P2"><text:span text:style-name="Strong_20_Emphasis"><text:span text:style-name="T3">Vorwort</text:span></text:span></text:p>
      <text:p text:style-name="P2"><text:a xlink:type="simple" xlink:href="https://lernen.goethe.de/moodle/mod/book/view.php?id=98431184" office:target-frame-name="_blank" xlink:show="new" text:style-name="Internet_20_link" text:visited-style-name="Visited_20_Internet_20_Link"><text:span text:style-name="Strong_20_Emphasis"><text:span text:style-name="T7">Einleitung</text:span></text:span></text:a></text:p>
      <text:p text:style-name="P2"><text:span text:style-name="Strong_20_Emphasis"><text:span text:style-name="T3">1 </text:span></text:span><text:a xlink:type="simple" xlink:href="https://lernen.goethe.de/moodle/mod/glossary/showentry.php?eid=2290869&amp;displayformat=dictionary" text:style-name="Internet_20_link" text:visited-style-name="Visited_20_Internet_20_Link"><text:span text:style-name="Strong_20_Emphasis"><text:span text:style-name="T7">Lehr- und Lernmedien</text:span></text:span></text:a><text:span text:style-name="Strong_20_Emphasis"><text:span text:style-name="T3">: eine erste Annäherung</text:span></text:span></text:p>
      <text:p text:style-name="P2"><text:bookmark text:name="yui_3_17_2_4_1698495324197_316"/><text:span text:style-name="T3">2 </text:span><text:a xlink:type="simple" xlink:href="https://lernen.goethe.de/moodle/mod/glossary/showentry.php?eid=2290782&amp;displayformat=dictionary" text:style-name="Internet_20_link" text:visited-style-name="Visited_20_Internet_20_Link"><text:span text:style-name="T7">Lehrwerke</text:span></text:a></text:p>
      <text:p text:style-name="P5">2.1 Bestandteile von Lehrwerken und ihre Funktionen</text:p>
      <text:p text:style-name="P5">2.2 Der innere Aufbau eines Lehrwerks</text:p>
      <text:p text:style-name="P5">2.3 Das Sprachniveau eines Lehrwerks</text:p>
      <text:p text:style-name="P5">2.4 Zielgruppen von Lehrwerken</text:p>
      <text:p text:style-name="P2"><text:span text:style-name="T2">2.5 </text:span><text:a xlink:type="simple" xlink:href="https://lernen.goethe.de/moodle/mod/glossary/showentry.php?eid=2290869&amp;displayformat=dictionary" text:style-name="Internet_20_link" text:visited-style-name="Visited_20_Internet_20_Link"><text:span text:style-name="T6">Lehr- und Lernmedien</text:span></text:a><text:span text:style-name="T2"> adaptieren</text:span></text:p>
      <text:p text:style-name="P2"><text:span text:style-name="T3">3 Lehrwerkunabhängige </text:span><text:a xlink:type="simple" xlink:href="https://lernen.goethe.de/moodle/mod/glossary/showentry.php?eid=2290869&amp;displayformat=dictionary" text:style-name="Internet_20_link" text:visited-style-name="Visited_20_Internet_20_Link"><text:span text:style-name="T7">Lehr- und Lernmedien</text:span></text:a></text:p>
      <text:p text:style-name="P2"><text:span text:style-name="T2">3.1 </text:span><text:a xlink:type="simple" xlink:href="https://lernen.goethe.de/moodle/mod/glossary/showentry.php?eid=2290848&amp;displayformat=dictionary" text:style-name="Internet_20_link" text:visited-style-name="Visited_20_Internet_20_Link"><text:span text:style-name="T6">Zusatzmaterial</text:span></text:a></text:p>
      <text:p text:style-name="P2"><text:span text:style-name="T2">3.2 Kommerzielle </text:span><text:a xlink:type="simple" xlink:href="https://lernen.goethe.de/moodle/mod/glossary/showentry.php?eid=2290869&amp;displayformat=dictionary" text:style-name="Internet_20_link" text:visited-style-name="Visited_20_Internet_20_Link"><text:span text:style-name="T6">Lehr- und Lernmedien</text:span></text:a><text:span text:style-name="T2"> am Beispiel der Grammatikvermittlung</text:span></text:p>
      <text:p text:style-name="P2"><text:span text:style-name="T2">3.3 Verlags- und lehrwerkunabhängige </text:span><text:a xlink:type="simple" xlink:href="https://lernen.goethe.de/moodle/mod/glossary/showentry.php?eid=2290869&amp;displayformat=dictionary" text:style-name="Internet_20_link" text:visited-style-name="Visited_20_Internet_20_Link"><text:span text:style-name="T6">Lehr- und Lernmedien</text:span></text:a><text:span text:style-name="T2"> suchen und finden</text:span></text:p>
      <text:p text:style-name="P2"><text:span text:style-name="T2">3.4 Didaktisierung von lehrwerkunabhängigen </text:span><text:a xlink:type="simple" xlink:href="https://lernen.goethe.de/moodle/mod/glossary/showentry.php?eid=2290869&amp;displayformat=dictionary" text:style-name="Internet_20_link" text:visited-style-name="Visited_20_Internet_20_Link"><text:span text:style-name="T6">Lehr- und Lernmedien</text:span></text:a></text:p>
      <text:p text:style-name="P2"><text:span text:style-name="T2">3.5 Produzieren von lehrwerkunabhängigen </text:span><text:a xlink:type="simple" xlink:href="https://lernen.goethe.de/moodle/mod/glossary/showentry.php?eid=2290869&amp;displayformat=dictionary" text:style-name="Internet_20_link" text:visited-style-name="Visited_20_Internet_20_Link"><text:span text:style-name="T6">Lehr- und Lernmedien</text:span></text:a></text:p>
      <text:p text:style-name="P6">4 Werkzeuge</text:p>
      <text:p text:style-name="P5">4.1 Mobile Geräte für den Deutschunterricht</text:p>
      <text:p text:style-name="P5">4.2 Interaktive Tafeln</text:p>
      <text:p text:style-name="P5">4.3 Apps und browserbasierte Anwendungen</text:p>
      <text:p text:style-name="P5">4.4 Kooperative Texteditoren</text:p>
      <text:p text:style-name="P5">4.5 Werkzeuge zur Erstellung von Audios und Videos</text:p>
      <text:p text:style-name="P2"><text:span text:style-name="T3">5 Arbeit mit </text:span><text:a xlink:type="simple" xlink:href="https://lernen.goethe.de/moodle/mod/glossary/showentry.php?eid=2290869&amp;displayformat=dictionary" text:style-name="Internet_20_link" text:visited-style-name="Visited_20_Internet_20_Link"><text:span text:style-name="T7">Lehr- und Lernmedien</text:span></text:a></text:p>
      <text:p text:style-name="P5">5.1 Unterschiedliche Arten von Texten</text:p>
      <text:p text:style-name="P5">5.2 Das Verstehen von Texten</text:p>
      <text:p text:style-name="P5">5.2.1 Lesen in der Fremdsprache</text:p>
      <text:p text:style-name="P5">5.2.2 Strategien für das Lesen, Hören und Hör-Sehen</text:p>
      <text:p text:style-name="P2"><text:span text:style-name="T2">5.2.3 </text:span><text:a xlink:type="simple" xlink:href="https://lernen.goethe.de/moodle/mod/glossary/showentry.php?eid=2290794&amp;displayformat=dictionary" text:style-name="Internet_20_link" text:visited-style-name="Visited_20_Internet_20_Link"><text:span text:style-name="T6">Lese-, Hör- und Hör-Sehstile</text:span></text:a></text:p>
      <text:p text:style-name="P2"><text:span text:style-name="T2">5.2.4 </text:span><text:a xlink:type="simple" xlink:href="https://lernen.goethe.de/moodle/mod/glossary/showentry.php?eid=2290731&amp;displayformat=dictionary" text:style-name="Internet_20_link" text:visited-style-name="Visited_20_Internet_20_Link"><text:span text:style-name="T6">Aufgaben</text:span></text:a><text:span text:style-name="T2"> zur Förderung des Lese-, Hör- und Hör-Sehverstehens</text:span></text:p>
      <text:p text:style-name="P5">5.3 Das Produzieren von Texten</text:p>
      <text:p text:style-name="P5">5.3.1 Kooperatives Schreiben</text:p>
      <text:p text:style-name="P5">5.3.2 Produzieren und Präsentieren im Deutschunterricht</text:p>
      <text:p text:style-name="P6">6 Wandel durch Digitalisierung</text:p>
      <text:p text:style-name="P5">6.1 Sprachenlernen im Blended-Learning-Modus</text:p>
      <text:p text:style-name="P2"><text:span text:style-name="T2">6.2 Wandel durch soziale </text:span><text:a xlink:type="simple" xlink:href="https://lernen.goethe.de/moodle/mod/glossary/showentry.php?eid=2290797&amp;displayformat=dictionary" text:style-name="Internet_20_link" text:visited-style-name="Visited_20_Internet_20_Link"><text:span text:style-name="T6">Medien</text:span></text:a></text:p>
      <text:p text:style-name="P5">6.3 Herausforderungen für Lehrende und Lernende</text:p>
      <text:p text:style-name="P6">7 Praxiserkundungsprojekte planen</text:p>
      <text:p text:style-name="P2"><text:a xlink:type="simple" xlink:href="https://lernen.goethe.de/moodle/mod/book/view.php?id=98431616" office:target-frame-name="_blank" xlink:show="new" text:style-name="Internet_20_link" text:visited-style-name="Visited_20_Internet_20_Link"><text:span text:style-name="T7">Lösungsschlüssel</text:span></text:a></text:p>
      <text:p text:style-name="P6">Glossar</text:p>
      <text:p text:style-name="P2"><text:a xlink:type="simple" xlink:href="https://lernen.goethe.de/moodle/mod/book/view.php?id=98431622" office:target-frame-name="_blank" xlink:show="new" text:style-name="Internet_20_link" text:visited-style-name="Visited_20_Internet_20_Link"><text:span text:style-name="T7">Literaturhinweise</text:span></text:a></text:p>
      <text:p text:style-name="P2"><text:a xlink:type="simple" xlink:href="https://lernen.goethe.de/moodle/mod/book/view.php?id=98431628" office:target-frame-name="_blank" xlink:show="new" text:style-name="Internet_20_link" text:visited-style-name="Visited_20_Internet_20_Link"><text:span text:style-name="T7">Quellenangaben</text:span></text:a></text:p>
      <text:p text:style-name="P2"><text:span text:style-name="T3">Angaben zu den Autore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8T14:18:02.850000000</meta:creation-date>
    <dc:date>2023-10-28T14:18:14.905000000</dc:date>
    <meta:editing-duration>PT13S</meta:editing-duration>
    <meta:editing-cycles>1</meta:editing-cycles>
    <meta:document-statistic meta:table-count="0" meta:image-count="0" meta:object-count="0" meta:page-count="1" meta:paragraph-count="48" meta:word-count="309" meta:character-count="2249" meta:non-whitespace-character-count="1990"/>
    <meta:generator>LibreOffice/7.5.5.2$Windows_X86_64 LibreOffice_project/ca8fe7424262805f223b9a2334bc7181abbcbf5e</meta:generator>
  </office:meta>
</office:document-meta>
</file>